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13.216cm"/>
    </style:style>
    <style:style style:name="gr2" style:family="graphic" style:parent-style-name="standard">
      <style:graphic-properties svg:stroke-color="#ff8000" draw:fill-color="#ffffff" draw:textarea-horizontal-align="justify" draw:textarea-vertical-align="middle" draw:auto-grow-height="false" fo:min-height="1.598cm" fo:min-width="13.21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671cm" fo:min-width="3.18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4.072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056cm"/>
    </style:style>
    <style:style style:name="gr7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8000" draw:marker-end="Arrow" draw:marker-end-width="0.3cm" draw:fill="none" draw:textarea-vertical-align="middle"/>
    </style:style>
    <style:style style:name="gr9" style:family="graphic" style:parent-style-name="standard">
      <style:graphic-properties svg:stroke-color="#ff8000" draw:fill-color="#ffffff" draw:textarea-horizontal-align="justify" draw:textarea-vertical-align="middle" draw:auto-grow-height="false" fo:min-height="0.11cm" fo:min-width="0.43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svg:stroke-color="#ff8000" draw:fill-color="#ffffff" draw:textarea-horizontal-align="justify" draw:textarea-vertical-align="middle" draw:auto-grow-height="false" fo:min-height="0.112cm" fo:min-width="0cm"/>
    </style:style>
    <style:style style:name="gr12" style:family="graphic" style:parent-style-name="standard">
      <style:graphic-properties svg:stroke-color="#ff8000" draw:fill-color="#ffffff" draw:textarea-horizontal-align="justify" draw:textarea-vertical-align="middle" draw:auto-grow-height="false" fo:min-height="0.112cm" fo:min-width="0.1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8000"/>
    </style:style>
    <style:style style:name="P3" style:family="paragraph">
      <loext:graphic-properties draw:fill-color="#ffffff"/>
      <style:paragraph-properties fo:text-align="center"/>
      <style:text-properties fo:color="#ff8000"/>
    </style:style>
    <style:style style:name="P4" style:family="paragraph">
      <style:paragraph-properties fo:text-align="center"/>
      <style:text-properties fo:color="#3465a4"/>
    </style:style>
    <style:style style:name="P5" style:family="paragraph">
      <loext:graphic-properties draw:fill-color="#ffffff"/>
      <style:paragraph-properties fo:text-align="center"/>
      <style:text-properties fo:color="#3465a4"/>
    </style:style>
    <style:style style:name="P6" style:family="paragraph">
      <style:paragraph-properties fo:text-align="center"/>
      <style:text-properties fo:color="#000000"/>
    </style:style>
    <style:style style:name="P7" style:family="paragraph">
      <loext:graphic-properties draw:fill-color="#ffffff"/>
      <style:paragraph-properties fo:text-align="center"/>
      <style:text-properties fo: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ff8000"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  <style:text-properties fo:color="#000000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3.716cm" svg:height="4.953cm" svg:x="3.667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3.716cm" svg:height="1.848cm" svg:x="3.667cm" svg:y="17.186cm">
          <text:p text:style-name="P2">Client interface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3.683cm" svg:height="2.921cm" svg:x="4.375cm" svg:y="11.414cm">
          <text:p text:style-name="P4">Plugin 1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683cm" svg:height="2.921cm" svg:x="8.693cm" svg:y="11.414cm">
          <text:p text:style-name="P4">Plugin 2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683cm" svg:height="2.921cm" svg:x="13.038cm" svg:y="11.414cm">
          <text:p text:style-name="P4">Plugin n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4.572cm" svg:height="1.651cm" svg:x="12.611cm" svg:y="7.604cm">
          <text:p text:style-name="P6">API / Device n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4.879cm" svg:y1="11.414cm" svg:x2="14.897cm" svg:y2="9.255cm" draw:start-shape="id1" draw:start-glue-point="0" draw:end-shape="id2" draw:end-glue-point="2" svg:d="M14879 11414l18-2159" svg:viewBox="0 0 19 2160">
          <text:p/>
        </draw:connector>
        <draw:custom-shape draw:style-name="gr6" draw:text-style-name="P7" xml:id="id3" draw:id="id3" draw:layer="layout" svg:width="3.556cm" svg:height="1.651cm" svg:x="4.429cm" svg:y="7.577cm">
          <text:p text:style-name="P6">API 1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6.207cm" svg:y1="9.228cm" svg:x2="6.216cm" svg:y2="11.414cm" draw:start-shape="id3" draw:start-glue-point="2" draw:end-shape="id4" draw:end-glue-point="0" svg:d="M6207 9228l9 2186" svg:viewBox="0 0 10 2187">
          <text:p/>
        </draw:connector>
        <draw:custom-shape draw:style-name="gr6" draw:text-style-name="P7" xml:id="id6" draw:id="id6" draw:layer="layout" svg:width="3.556cm" svg:height="1.651cm" svg:x="8.729cm" svg:y="7.577cm">
          <text:p text:style-name="P6">Device 1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0.534cm" svg:y1="11.414cm" svg:x2="10.507cm" svg:y2="9.228cm" draw:start-shape="id5" draw:start-glue-point="0" draw:end-shape="id6" draw:end-glue-point="2" svg:d="M10534 11414l-27-2186" svg:viewBox="0 0 28 2187">
          <text:p/>
        </draw:connector>
        <draw:connector draw:style-name="gr7" draw:text-style-name="P8" draw:layer="layout" draw:type="line" svg:x1="10.525cm" svg:y1="15.478cm" svg:x2="10.525cm" svg:y2="17.186cm" draw:start-shape="id7" draw:start-glue-point="2" draw:end-shape="id8" draw:end-glue-point="0" svg:d="M10525 15478v1708" svg:viewBox="0 0 1 1709">
          <text:p/>
        </draw:connector>
        <draw:connector draw:style-name="gr8" draw:text-style-name="P8" draw:layer="layout" svg:x1="8.058cm" svg:y1="12.874cm" svg:x2="8.693cm" svg:y2="12.874cm" draw:start-shape="id4" draw:start-glue-point="1" draw:end-shape="id5" draw:end-glue-point="3" svg:d="M8058 12874h635" svg:viewBox="0 0 636 1">
          <text:p/>
        </draw:connector>
        <draw:connector draw:style-name="gr8" draw:text-style-name="P8" draw:layer="layout" svg:x1="12.376cm" svg:y1="12.874cm" svg:x2="13.038cm" svg:y2="12.874cm" draw:start-shape="id5" draw:start-glue-point="1" draw:end-shape="id1" draw:end-glue-point="3" svg:d="M12376 12874h662" svg:viewBox="0 0 663 1">
          <text:p/>
        </draw:connector>
        <draw:connector draw:style-name="gr8" draw:text-style-name="P8" draw:layer="layout" draw:type="line" svg:x1="14.879cm" svg:y1="14.335cm" svg:x2="10.525cm" svg:y2="15.478cm" draw:start-shape="id1" draw:start-glue-point="2" draw:end-shape="id7" draw:end-glue-point="2" svg:d="M14879 14335l-4354 1143" svg:viewBox="0 0 4355 1144">
          <text:p/>
        </draw:connector>
        <draw:connector draw:style-name="gr8" draw:text-style-name="P8" draw:layer="layout" draw:type="line" svg:x1="10.534cm" svg:y1="14.335cm" svg:x2="10.525cm" svg:y2="15.478cm" draw:start-shape="id5" draw:start-glue-point="2" draw:end-shape="id7" draw:end-glue-point="2" svg:d="M10534 14335l-9 1143" svg:viewBox="0 0 10 1144">
          <text:p/>
        </draw:connector>
        <draw:connector draw:style-name="gr7" draw:text-style-name="P8" draw:layer="layout" draw:type="line" svg:x1="6.216cm" svg:y1="14.335cm" svg:x2="10.525cm" svg:y2="15.478cm" draw:start-shape="id4" draw:start-glue-point="2" draw:end-shape="id7" draw:end-glue-point="2" svg:d="M6216 14335l4309 1143" svg:viewBox="0 0 4310 1144">
          <text:p/>
        </draw:connector>
        <draw:custom-shape draw:style-name="gr9" draw:text-style-name="P9" draw:layer="layout" svg:width="1.32cm" svg:height="0.508cm" svg:x="8.966cm" svg:y="16.101cm">
          <text:p text:style-name="P2"><text:span text:style-name="T1">1 | 2 | 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0.508cm" svg:height="0.508cm" svg:x="9.878cm" svg:y="9.902cm">
          <text:p text:style-name="P6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08cm" svg:height="0.508cm" svg:x="14.278cm" svg:y="9.902cm">
          <text:p text:style-name="P6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32cm" svg:height="0.508cm" svg:x="5.066cm" svg:y="14.501cm">
          <text:p text:style-name="P2"><text:span text:style-name="T1">1 | 2 | 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0.508cm" svg:height="0.508cm" svg:x="5.578cm" svg:y="9.902cm">
          <text:p text:style-name="P6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1cm" svg:height="0.51cm" svg:x="9.067cm" svg:y="14.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9" draw:layer="layout" svg:width="0.889cm" svg:height="0.51cm" svg:x="7.885cm" svg:y="12.099cm">
          <text:p text:style-name="P2"><text:span text:style-name="T1">2 | 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9" draw:layer="layout" svg:width="0.51cm" svg:height="0.51cm" svg:x="13.067cm" svg:y="14.8cm">
          <text:p text:style-name="P2"><text:span text:style-name="T1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9" draw:layer="layout" svg:width="0.51cm" svg:height="0.51cm" svg:x="12.467cm" svg:y="12.101cm">
          <text:p text:style-name="P2"><text:span text:style-name="T1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9" draw:layer="layout" svg:width="0.51cm" svg:height="0.51cm" svg:x="10.667cm" svg:y="14.5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5.2$Windows_X86_64 LibreOffice_project/1ec314fa52f458adc18c4f025c545a4e8b22c159</meta:generator>
    <dc:date>2019-07-16T17:22:57.145000000</dc:date>
    <meta:editing-duration>PT35M3S</meta:editing-duration>
    <meta:editing-cycles>18</meta:editing-cycles>
    <meta:document-statistic meta:object-count="27"/>
  </office:meta>
</office:document-meta>
</file>